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.776cm" svg:height="6.117cm" svg:x="6.738cm" svg:y="22.29cm">
            <draw:object draw:notify-on-update-of-ranges="Sheet1.A52:Sheet1.A60 Sheet1.B51:Sheet1.B51 Sheet1.B52:Sheet1.B60 Sheet1.A52:Sheet1.A60 Sheet1.C51:Sheet1.C51 Sheet1.C52:Sheet1.C6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9.814cm" svg:height="5.845cm" svg:x="6.609cm" svg:y="16.13cm">
            <draw:object draw:notify-on-update-of-ranges="Sheet1.A39:Sheet1.A48 Sheet1.B38:Sheet1.B38 Sheet1.B39:Sheet1.B48 Sheet1.A39:Sheet1.A48 Sheet1.C38:Sheet1.C38 Sheet1.C39:Sheet1.C4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9.376cm" svg:height="5.893cm" svg:x="6.481cm" svg:y="10.618cm">
            <draw:object draw:notify-on-update-of-ranges="Sheet1.A27:Sheet1.A35 Sheet1.B26:Sheet1.B26 Sheet1.B27:Sheet1.B35 Sheet1.A27:Sheet1.A35 Sheet1.C26:Sheet1.C26 Sheet1.C27:Sheet1.C3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9.831cm" svg:height="5.8cm" svg:x="6.519cm" svg:y="5.419cm">
            <draw:object draw:notify-on-update-of-ranges="Sheet1.A16:Sheet1.A23 Sheet1.B15:Sheet1.B15 Sheet1.B16:Sheet1.B23 Sheet1.A16:Sheet1.A23 Sheet1.C15:Sheet1.C15 Sheet1.C16:Sheet1.C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4" draw:style-name="gr1" draw:text-style-name="P1" svg:width="10.054cm" svg:height="5.437cm" svg:x="6.463cm" svg:y="0cm">
            <draw:object draw:notify-on-update-of-ranges="Sheet1.A4:Sheet1.A12 Sheet1.B3:Sheet1.B3 Sheet1.B4:Sheet1.B12 Sheet1.A4:Sheet1.A12 Sheet1.C3:Sheet1.C3 Sheet1.C4:Sheet1.C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5" draw:style-name="gr1" draw:text-style-name="P1" svg:width="9.777cm" svg:height="5.22cm" svg:x="6.592cm" svg:y="29.468cm">
            <draw:object draw:notify-on-update-of-ranges="Sheet1.A68:Sheet1.A68 Sheet1.A69:Sheet1.A77 Sheet1.B68:Sheet1.B68 Sheet1.B69:Sheet1.B77 Sheet1.A68:Sheet1.A68 Sheet1.A69:Sheet1.A77 Sheet1.C68:Sheet1.C68 Sheet1.C69:Sheet1.C7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9" table:default-cell-style-name="ce1"/>
        <table:table-row table:style-name="ro1"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trlen</text:p>
          </table:table-cell>
          <table:table-cell table:style-name="Default" table:number-columns-repeated="8"/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32 bit</text:p>
          </table:table-cell>
          <table:table-cell office:value-type="string" calcext:value-type="string">
            <text:p>64 bit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4" calcext:value-type="float">
            <text:p>114</text:p>
          </table:table-cell>
          <table:table-cell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2" calcext:value-type="float">
            <text:p>162</text:p>
          </table:table-cell>
          <table:table-cell office:value-type="float" office:value="132" calcext:value-type="float">
            <text:p>132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2" calcext:value-type="float">
            <text:p>162</text:p>
          </table:table-cell>
          <table:table-cell office:value-type="float" office:value="132" calcext:value-type="float">
            <text:p>132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8" calcext:value-type="float">
            <text:p>258</text:p>
          </table:table-cell>
          <table:table-cell office:value-type="float" office:value="180" calcext:value-type="float">
            <text:p>180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50" calcext:value-type="float">
            <text:p>450</text:p>
          </table:table-cell>
          <table:table-cell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34" calcext:value-type="float">
            <text:p>834</text:p>
          </table:table-cell>
          <table:table-cell office:value-type="float" office:value="468" calcext:value-type="float">
            <text:p>468</text:p>
          </table:table-cell>
          <table:table-cell table:number-columns-repeated="6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02" calcext:value-type="float">
            <text:p>1602</text:p>
          </table:table-cell>
          <table:table-cell office:value-type="float" office:value="852" calcext:value-type="float">
            <text:p>85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trca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32 bit</text:p>
          </table:table-cell>
          <table:table-cell office:value-type="string" calcext:value-type="string">
            <text:p>64 bit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7" calcext:value-type="float">
            <text:p>177</text:p>
          </table:table-cell>
          <table:table-cell office:value-type="float" office:value="283" calcext:value-type="float">
            <text:p>283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5" calcext:value-type="float">
            <text:p>165</text:p>
          </table:table-cell>
          <table:table-cell office:value-type="float" office:value="201" calcext:value-type="float">
            <text:p>201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7" calcext:value-type="float">
            <text:p>197</text:p>
          </table:table-cell>
          <table:table-cell office:value-type="float" office:value="216" calcext:value-type="float">
            <text:p>216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2" calcext:value-type="float">
            <text:p>262</text:p>
          </table:table-cell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91" calcext:value-type="float">
            <text:p>391</text:p>
          </table:table-cell>
          <table:table-cell office:value-type="float" office:value="325" calcext:value-type="float">
            <text:p>325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49" calcext:value-type="float">
            <text:p>649</text:p>
          </table:table-cell>
          <table:table-cell office:value-type="float" office:value="471" calcext:value-type="float">
            <text:p>471</text:p>
          </table:table-cell>
          <table:table-cell table:number-columns-repeated="6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165" calcext:value-type="float">
            <text:p>1165</text:p>
          </table:table-cell>
          <table:table-cell office:value-type="float" office:value="763" calcext:value-type="float">
            <text:p>763</text:p>
          </table:table-cell>
          <table:table-cell table:number-columns-repeated="6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197" calcext:value-type="float">
            <text:p>2197</text:p>
          </table:table-cell>
          <table:table-cell office:value-type="float" office:value="1347" calcext:value-type="float">
            <text:p>1347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trcm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32 bit</text:p>
          </table:table-cell>
          <table:table-cell office:value-type="string" calcext:value-type="string">
            <text:p>64 bit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" calcext:value-type="float">
            <text:p>116</text:p>
          </table:table-cell>
          <table:table-cell office:value-type="float" office:value="188" calcext:value-type="float">
            <text:p>188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8" calcext:value-type="float">
            <text:p>158</text:p>
          </table:table-cell>
          <table:table-cell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1" calcext:value-type="float">
            <text:p>161</text:p>
          </table:table-cell>
          <table:table-cell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9" calcext:value-type="float">
            <text:p>149</text:p>
          </table:table-cell>
          <table:table-cell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29" calcext:value-type="float">
            <text:p>229</text:p>
          </table:table-cell>
          <table:table-cell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89" calcext:value-type="float">
            <text:p>389</text:p>
          </table:table-cell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709" calcext:value-type="float">
            <text:p>709</text:p>
          </table:table-cell>
          <table:table-cell office:value-type="float" office:value="405" calcext:value-type="float">
            <text:p>405</text:p>
          </table:table-cell>
          <table:table-cell table:number-columns-repeated="6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49" calcext:value-type="float">
            <text:p>1349</text:p>
          </table:table-cell>
          <table:table-cell office:value-type="float" office:value="725" calcext:value-type="float">
            <text:p>725</text:p>
          </table:table-cell>
          <table:table-cell table:number-columns-repeated="6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629" calcext:value-type="float">
            <text:p>2629</text:p>
          </table:table-cell>
          <table:table-cell office:value-type="float" office:value="1365" calcext:value-type="float">
            <text:p>136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trcasecm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32 bit</text:p>
          </table:table-cell>
          <table:table-cell office:value-type="string" calcext:value-type="string">
            <text:p>64 bit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7" calcext:value-type="float">
            <text:p>227</text:p>
          </table:table-cell>
          <table:table-cell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1" calcext:value-type="float">
            <text:p>481</text:p>
          </table:table-cell>
          <table:table-cell office:value-type="float" office:value="439" calcext:value-type="float">
            <text:p>439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9" calcext:value-type="float">
            <text:p>449</text:p>
          </table:table-cell>
          <table:table-cell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89" calcext:value-type="float">
            <text:p>689</text:p>
          </table:table-cell>
          <table:table-cell office:value-type="float" office:value="180" calcext:value-type="float">
            <text:p>18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01" calcext:value-type="float">
            <text:p>801</text:p>
          </table:table-cell>
          <table:table-cell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81" calcext:value-type="float">
            <text:p>1481</text:p>
          </table:table-cell>
          <table:table-cell office:value-type="float" office:value="291" calcext:value-type="float">
            <text:p>291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889" calcext:value-type="float">
            <text:p>2889</text:p>
          </table:table-cell>
          <table:table-cell office:value-type="float" office:value="395" calcext:value-type="float">
            <text:p>39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705" calcext:value-type="float">
            <text:p>5705</text:p>
          </table:table-cell>
          <table:table-cell office:value-type="float" office:value="603" calcext:value-type="float">
            <text:p>603</text:p>
          </table:table-cell>
          <table:table-cell table:number-columns-repeated="6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1337" calcext:value-type="float">
            <text:p>11337</text:p>
          </table:table-cell>
          <table:table-cell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22601" calcext:value-type="float">
            <text:p>22601</text:p>
          </table:table-cell>
          <table:table-cell office:value-type="float" office:value="1851" calcext:value-type="float">
            <text:p>1851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trcp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32 bit</text:p>
          </table:table-cell>
          <table:table-cell office:value-type="string" calcext:value-type="string">
            <text:p>64 bit</text:p>
          </table:table-cell>
          <table:table-cell table:number-columns-repeated="6"/>
        </table:table-row>
        <table:table-row table:style-name="ro1" table:visibility="collapse"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8" calcext:value-type="float">
            <text:p>118</text:p>
          </table:table-cell>
          <table:table-cell office:value-type="float" office:value="154" calcext:value-type="float">
            <text:p>154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4" calcext:value-type="float">
            <text:p>134</text:p>
          </table:table-cell>
          <table:table-cell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7" calcext:value-type="float">
            <text:p>167</text:p>
          </table:table-cell>
          <table:table-cell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31" calcext:value-type="float">
            <text:p>231</text:p>
          </table:table-cell>
          <table:table-cell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60" calcext:value-type="float">
            <text:p>360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18" calcext:value-type="float">
            <text:p>618</text:p>
          </table:table-cell>
          <table:table-cell office:value-type="float" office:value="353" calcext:value-type="float">
            <text:p>353</text:p>
          </table:table-cell>
          <table:table-cell table:number-columns-repeated="6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134" calcext:value-type="float">
            <text:p>1134</text:p>
          </table:table-cell>
          <table:table-cell office:value-type="float" office:value="549" calcext:value-type="float">
            <text:p>549</text:p>
          </table:table-cell>
          <table:table-cell table:number-columns-repeated="6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2166" calcext:value-type="float">
            <text:p>2166</text:p>
          </table:table-cell>
          <table:table-cell office:value-type="float" office:value="941" calcext:value-type="float">
            <text:p>941</text:p>
          </table:table-cell>
          <table:table-cell table:number-columns-repeated="6"/>
        </table:table-row>
        <table:table-row table:style-name="ro1" table:number-rows-repeated="6">
          <table:table-cell table:number-columns-repeated="9"/>
        </table:table-row>
        <table:table-row table:style-name="ro1">
          <table:table-cell office:value-type="string" calcext:value-type="string">
            <text:p>strncp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32 bit</text:p>
          </table:table-cell>
          <table:table-cell office:value-type="string" calcext:value-type="string">
            <text:p>64 bit</text:p>
          </table:table-cell>
          <table:table-cell table:number-columns-repeated="6"/>
        </table:table-row>
        <table:table-row table:style-name="ro1" table:visibility="collapse"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0" calcext:value-type="float">
            <text:p>190</text:p>
          </table:table-cell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31" calcext:value-type="float">
            <text:p>431</text:p>
          </table:table-cell>
          <table:table-cell office:value-type="float" office:value="311" calcext:value-type="float">
            <text:p>311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51" calcext:value-type="float">
            <text:p>751</text:p>
          </table:table-cell>
          <table:table-cell office:value-type="float" office:value="353" calcext:value-type="float">
            <text:p>353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92" calcext:value-type="float">
            <text:p>1392</text:p>
          </table:table-cell>
          <table:table-cell office:value-type="float" office:value="450" calcext:value-type="float">
            <text:p>450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74" calcext:value-type="float">
            <text:p>2674</text:p>
          </table:table-cell>
          <table:table-cell office:value-type="float" office:value="644" calcext:value-type="float">
            <text:p>644</text:p>
          </table:table-cell>
          <table:table-cell table:number-columns-repeated="6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238" calcext:value-type="float">
            <text:p>5238</text:p>
          </table:table-cell>
          <table:table-cell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0366" calcext:value-type="float">
            <text:p>10366</text:p>
          </table:table-cell>
          <table:table-cell office:value-type="float" office:value="1808" calcext:value-type="float">
            <text:p>1808</text:p>
          </table:table-cell>
          <table:table-cell table:number-columns-repeated="6"/>
        </table:table-row>
        <table:table-row table:style-name="ro1" table:number-rows-repeated="298">
          <table:table-cell table:number-columns-repeated="9"/>
        </table:table-row>
        <table:table-row table:style-name="ro1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Default" table:number-columns-repeated="6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5">00/00/0000</text:date>, <text:time style:data-style-name="N2" text:time-value="23:14:59.8043153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03T14:04:06.470804731</meta:creation-date>
    <dc:date>2023-07-05T01:34:29.162761781</dc:date>
    <meta:editing-duration>PT2H27M47S</meta:editing-duration>
    <meta:editing-cycles>3</meta:editing-cycles>
    <meta:generator>LibreOffice/6.4.7.2$Linux_X86_64 LibreOffice_project/40$Build-2</meta:generator>
    <meta:document-statistic meta:table-count="1" meta:cell-count="180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055cm" svg:height="5.438cm" xlink:href=".." xlink:type="simple" chart:class="chart:scatter" chart:style-name="ch1">
        <chart:legend chart:legend-position="top" svg:x="3.046cm" svg:y="0.185cm" style:legend-expansion="wide" chart:style-name="ch2"/>
        <chart:plot-area chart:style-name="ch3" table:cell-range-address="Sheet1.A4:Sheet1.C12 Sheet1.B3:Sheet1.C3" chart:data-source-has-labels="row" svg:x="1.212cm" svg:y="0.891cm" svg:width="8.642cm" svg:height="3.458cm">
          <chartooo:coordinate-region svg:x="2.019cm" svg:y="1.09cm" svg:width="7.278cm" svg:height="2.612cm"/>
          <chart:axis chart:dimension="x" chart:name="primary-x" chart:style-name="ch4">
            <chart:title svg:x="4.589cm" svg:y="4.457cm" chart:style-name="ch5">
              <text:p>string length</text:p>
            </chart:title>
          </chart:axis>
          <chart:axis chart:dimension="y" chart:name="primary-y" chart:style-name="ch4">
            <chart:title svg:x="0.451cm" svg:y="3.537cm" chart:style-name="ch6">
              <text:p>clock cycles</text:p>
            </chart:title>
            <chart:grid chart:style-name="ch7" chart:class="major"/>
          </chart:axis>
          <chart:series chart:style-name="ch8" chart:values-cell-range-address="Sheet1.B4:Sheet1.B12" chart:label-cell-address="Sheet1.B3:Sheet1.B3" chart:class="chart:scatter">
            <chart:domain table:cell-range-address="Sheet1.A4:Sheet1.A12"/>
            <chart:data-point chart:repeated="9"/>
          </chart:series>
          <chart:series chart:style-name="ch9" chart:values-cell-range-address="Sheet1.C4:Sheet1.C12" chart:label-cell-address="Sheet1.C3:Sheet1.C3" chart:class="chart:scatte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32 bit</text:p>
                <draw:g>
                  <svg:desc>Sheet1.B3:Sheet1.B3</svg:desc>
                </draw:g>
              </table:table-cell>
              <table:table-cell office:value-type="string">
                <text:p>64 bit</text:p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4:Sheet1.A12</svg:desc>
                </draw:g>
              </table:table-cell>
              <table:table-cell office:value-type="float" office:value="90">
                <text:p>90</text:p>
                <draw:g>
                  <svg:desc>Sheet1.B4:Sheet1.B12</svg:desc>
                </draw:g>
              </table:table-cell>
              <table:table-cell office:value-type="float" office:value="96">
                <text:p>96</text:p>
                <draw:g>
                  <svg:desc>Sheet1.C4:Sheet1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7">
                <text:p>7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114">
                <text:p>11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162">
                <text:p>16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162">
                <text:p>16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8">
                <text:p>128</text:p>
              </table:table-cell>
              <table:table-cell office:value-type="float" office:value="258">
                <text:p>25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6">
                <text:p>256</text:p>
              </table:table-cell>
              <table:table-cell office:value-type="float" office:value="450">
                <text:p>45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2">
                <text:p>512</text:p>
              </table:table-cell>
              <table:table-cell office:value-type="float" office:value="834">
                <text:p>834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24">
                <text:p>1024</text:p>
              </table:table-cell>
              <table:table-cell office:value-type="float" office:value="1602">
                <text:p>1602</text:p>
              </table:table-cell>
              <table:table-cell office:value-type="float" office:value="852">
                <text:p>8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832cm" svg:height="5.801cm" xlink:href=".." xlink:type="simple" chart:class="chart:scatter" chart:style-name="ch1">
        <chart:legend chart:legend-position="top" svg:x="2.935cm" svg:y="0.185cm" style:legend-expansion="wide" chart:style-name="ch2"/>
        <chart:plot-area chart:style-name="ch3" table:cell-range-address="Sheet1.A16:Sheet1.C23 Sheet1.B15:Sheet1.C15" chart:data-source-has-labels="row" svg:x="1.207cm" svg:y="0.899cm" svg:width="8.429cm" svg:height="3.805cm">
          <chartooo:coordinate-region svg:x="2.199cm" svg:y="1.099cm" svg:width="7.065cm" svg:height="2.958cm"/>
          <chart:axis chart:dimension="x" chart:name="primary-x" chart:style-name="ch4">
            <chart:title svg:x="4.477cm" svg:y="4.82cm" chart:style-name="ch5">
              <text:p>string length</text:p>
            </chart:title>
          </chart:axis>
          <chart:axis chart:dimension="y" chart:name="primary-y" chart:style-name="ch4">
            <chart:title svg:x="0.451cm" svg:y="3.718cm" chart:style-name="ch6">
              <text:p>clock cycles</text:p>
            </chart:title>
            <chart:grid chart:style-name="ch7" chart:class="major"/>
          </chart:axis>
          <chart:series chart:style-name="ch8" chart:values-cell-range-address="Sheet1.B16:Sheet1.B23" chart:label-cell-address="Sheet1.B15:Sheet1.B15" chart:class="chart:scatter">
            <chart:domain table:cell-range-address="Sheet1.A16:Sheet1.A23"/>
            <chart:data-point chart:repeated="8"/>
          </chart:series>
          <chart:series chart:style-name="ch9" chart:values-cell-range-address="Sheet1.C16:Sheet1.C23" chart:label-cell-address="Sheet1.C15:Sheet1.C15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32 bit</text:p>
                <draw:g>
                  <svg:desc>Sheet1.B15:Sheet1.B15</svg:desc>
                </draw:g>
              </table:table-cell>
              <table:table-cell office:value-type="string">
                <text:p>64 bit</text:p>
                <draw:g>
                  <svg:desc>Sheet1.C15:Sheet1.C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  <draw:g>
                  <svg:desc>Sheet1.A16:Sheet1.A23</svg:desc>
                </draw:g>
              </table:table-cell>
              <table:table-cell office:value-type="float" office:value="177">
                <text:p>177</text:p>
                <draw:g>
                  <svg:desc>Sheet1.B16:Sheet1.B23</svg:desc>
                </draw:g>
              </table:table-cell>
              <table:table-cell office:value-type="float" office:value="283">
                <text:p>283</text:p>
                <draw:g>
                  <svg:desc>Sheet1.C16:Sheet1.C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165">
                <text:p>16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197">
                <text:p>197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262">
                <text:p>262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">
                <text:p>128</text:p>
              </table:table-cell>
              <table:table-cell office:value-type="float" office:value="391">
                <text:p>391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6">
                <text:p>256</text:p>
              </table:table-cell>
              <table:table-cell office:value-type="float" office:value="649">
                <text:p>649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2">
                <text:p>512</text:p>
              </table:table-cell>
              <table:table-cell office:value-type="float" office:value="1165">
                <text:p>1165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4">
                <text:p>1024</text:p>
              </table:table-cell>
              <table:table-cell office:value-type="float" office:value="2197">
                <text:p>2197</text:p>
              </table:table-cell>
              <table:table-cell office:value-type="float" office:value="1347">
                <text:p>13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377cm" svg:height="5.894cm" xlink:href=".." xlink:type="simple" chart:class="chart:scatter" chart:style-name="ch1">
        <chart:legend chart:legend-position="top" svg:x="2.707cm" svg:y="0.185cm" style:legend-expansion="wide" chart:style-name="ch2"/>
        <chart:plot-area chart:style-name="ch3" table:cell-range-address="Sheet1.A27:Sheet1.C35 Sheet1.B26:Sheet1.C26" chart:data-source-has-labels="row" svg:x="1.198cm" svg:y="0.9cm" svg:width="7.992cm" svg:height="3.896cm">
          <chartooo:coordinate-region svg:x="2.19cm" svg:y="1.1cm" svg:width="6.628cm" svg:height="3.049cm"/>
          <chart:axis chart:dimension="x" chart:name="primary-x" chart:style-name="ch4">
            <chart:title svg:x="4.25cm" svg:y="4.913cm" chart:style-name="ch5">
              <text:p>string length</text:p>
            </chart:title>
          </chart:axis>
          <chart:axis chart:dimension="y" chart:name="primary-y" chart:style-name="ch4">
            <chart:title svg:x="0.451cm" svg:y="3.765cm" chart:style-name="ch6">
              <text:p>clock cycles</text:p>
            </chart:title>
            <chart:grid chart:style-name="ch7" chart:class="major"/>
          </chart:axis>
          <chart:series chart:style-name="ch8" chart:values-cell-range-address="Sheet1.B27:Sheet1.B35" chart:label-cell-address="Sheet1.B26:Sheet1.B26" chart:class="chart:scatter">
            <chart:domain table:cell-range-address="Sheet1.A27:Sheet1.A35"/>
            <chart:data-point chart:repeated="9"/>
          </chart:series>
          <chart:series chart:style-name="ch9" chart:values-cell-range-address="Sheet1.C27:Sheet1.C35" chart:label-cell-address="Sheet1.C26:Sheet1.C26" chart:class="chart:scatte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32 bit</text:p>
                <draw:g>
                  <svg:desc>Sheet1.B26:Sheet1.B26</svg:desc>
                </draw:g>
              </table:table-cell>
              <table:table-cell office:value-type="string">
                <text:p>64 bit</text:p>
                <draw:g>
                  <svg:desc>Sheet1.C26:Sheet1.C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  <draw:g>
                  <svg:desc>Sheet1.A27:Sheet1.A35</svg:desc>
                </draw:g>
              </table:table-cell>
              <table:table-cell office:value-type="float" office:value="116">
                <text:p>116</text:p>
                <draw:g>
                  <svg:desc>Sheet1.B27:Sheet1.B35</svg:desc>
                </draw:g>
              </table:table-cell>
              <table:table-cell office:value-type="float" office:value="188">
                <text:p>188</text:p>
                <draw:g>
                  <svg:desc>Sheet1.C27:Sheet1.C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158">
                <text:p>15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61">
                <text:p>161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149">
                <text:p>14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229">
                <text:p>229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8">
                <text:p>128</text:p>
              </table:table-cell>
              <table:table-cell office:value-type="float" office:value="389">
                <text:p>3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6">
                <text:p>256</text:p>
              </table:table-cell>
              <table:table-cell office:value-type="float" office:value="709">
                <text:p>709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2">
                <text:p>512</text:p>
              </table:table-cell>
              <table:table-cell office:value-type="float" office:value="1349">
                <text:p>1349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24">
                <text:p>1024</text:p>
              </table:table-cell>
              <table:table-cell office:value-type="float" office:value="2629">
                <text:p>2629</text:p>
              </table:table-cell>
              <table:table-cell office:value-type="float" office:value="1365">
                <text:p>136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815cm" svg:height="5.846cm" xlink:href=".." xlink:type="simple" chart:class="chart:scatter" chart:style-name="ch1">
        <chart:legend chart:legend-position="top" svg:x="2.622cm" svg:y="0.218cm" style:legend-expansion="custom" chartooo:width="4.486cm" chartooo:height="0.591cm" style:legend-expansion-aspect-ratio="7.59052453468697" chart:style-name="ch2"/>
        <chart:plot-area chart:style-name="ch3" table:cell-range-address="Sheet1.A39:Sheet1.C48 Sheet1.B38:Sheet1.C38" chart:data-source-has-labels="row" svg:x="1.207cm" svg:y="0.899cm" svg:width="8.412cm" svg:height="3.85cm">
          <chartooo:coordinate-region svg:x="2.384cm" svg:y="1.099cm" svg:width="6.863cm" svg:height="3.003cm"/>
          <chart:axis chart:dimension="x" chart:name="primary-x" chart:style-name="ch4">
            <chart:title svg:x="4.469cm" svg:y="4.865cm" chart:style-name="ch5">
              <text:p>string length</text:p>
            </chart:title>
          </chart:axis>
          <chart:axis chart:dimension="y" chart:name="primary-y" chart:style-name="ch4">
            <chart:title svg:x="0.451cm" svg:y="3.741cm" chart:style-name="ch6">
              <text:p>clock cycles</text:p>
            </chart:title>
            <chart:grid chart:style-name="ch7" chart:class="major"/>
          </chart:axis>
          <chart:series chart:style-name="ch8" chart:values-cell-range-address="Sheet1.B39:Sheet1.B48" chart:label-cell-address="Sheet1.B38:Sheet1.B38" chart:class="chart:scatter">
            <chart:domain table:cell-range-address="Sheet1.A39:Sheet1.A48"/>
            <chart:data-point chart:repeated="10"/>
          </chart:series>
          <chart:series chart:style-name="ch9" chart:values-cell-range-address="Sheet1.C39:Sheet1.C48" chart:label-cell-address="Sheet1.C38:Sheet1.C38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32 bit</text:p>
                <draw:g>
                  <svg:desc>Sheet1.B38:Sheet1.B38</svg:desc>
                </draw:g>
              </table:table-cell>
              <table:table-cell office:value-type="string">
                <text:p>64 bit</text:p>
                <draw:g>
                  <svg:desc>Sheet1.C38:Sheet1.C3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A39:Sheet1.A48</svg:desc>
                </draw:g>
              </table:table-cell>
              <table:table-cell office:value-type="float" office:value="227">
                <text:p>227</text:p>
                <draw:g>
                  <svg:desc>Sheet1.B39:Sheet1.B48</svg:desc>
                </draw:g>
              </table:table-cell>
              <table:table-cell office:value-type="float" office:value="175">
                <text:p>175</text:p>
                <draw:g>
                  <svg:desc>Sheet1.C39:Sheet1.C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481">
                <text:p>481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449">
                <text:p>44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">
                <text:p>27</text:p>
              </table:table-cell>
              <table:table-cell office:value-type="float" office:value="689">
                <text:p>68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801">
                <text:p>80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1481">
                <text:p>148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7">
                <text:p>127</text:p>
              </table:table-cell>
              <table:table-cell office:value-type="float" office:value="2889">
                <text:p>2889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5">
                <text:p>255</text:p>
              </table:table-cell>
              <table:table-cell office:value-type="float" office:value="5705">
                <text:p>5705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1">
                <text:p>511</text:p>
              </table:table-cell>
              <table:table-cell office:value-type="float" office:value="11337">
                <text:p>11337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3">
                <text:p>1023</text:p>
              </table:table-cell>
              <table:table-cell office:value-type="float" office:value="22601">
                <text:p>22601</text:p>
              </table:table-cell>
              <table:table-cell office:value-type="float" office:value="1851">
                <text:p>18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777cm" svg:height="6.118cm" xlink:href=".." xlink:type="simple" chart:class="chart:scatter" chart:style-name="ch1">
        <chart:legend chart:legend-position="top" svg:x="2.907cm" svg:y="0.185cm" style:legend-expansion="wide" chart:style-name="ch2"/>
        <chart:plot-area chart:style-name="ch3" table:cell-range-address="Sheet1.A52:Sheet1.C60 Sheet1.B51:Sheet1.C51" chart:data-source-has-labels="row" svg:x="1.206cm" svg:y="0.905cm" svg:width="8.376cm" svg:height="4.11cm">
          <chartooo:coordinate-region svg:x="2.198cm" svg:y="1.104cm" svg:width="7.012cm" svg:height="3.264cm"/>
          <chart:axis chart:dimension="x" chart:name="primary-x" chart:style-name="ch4">
            <chart:title svg:x="4.45cm" svg:y="5.137cm" chart:style-name="ch5">
              <text:p>string length</text:p>
            </chart:title>
          </chart:axis>
          <chart:axis chart:dimension="y" chart:name="primary-y" chart:style-name="ch4">
            <chart:title svg:x="0.451cm" svg:y="3.877cm" chart:style-name="ch6">
              <text:p>clock cycles</text:p>
            </chart:title>
            <chart:grid chart:style-name="ch7" chart:class="major"/>
          </chart:axis>
          <chart:series chart:style-name="ch8" chart:values-cell-range-address="Sheet1.B52:Sheet1.B60" chart:label-cell-address="Sheet1.B51:Sheet1.B51" chart:class="chart:scatter">
            <chart:domain table:cell-range-address="Sheet1.A52:Sheet1.A60"/>
            <chart:data-point chart:repeated="8"/>
          </chart:series>
          <chart:series chart:style-name="ch9" chart:values-cell-range-address="Sheet1.C52:Sheet1.C60" chart:label-cell-address="Sheet1.C51:Sheet1.C51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32 bit</text:p>
                <draw:g>
                  <svg:desc>Sheet1.B51:Sheet1.B51</svg:desc>
                </draw:g>
              </table:table-cell>
              <table:table-cell office:value-type="string">
                <text:p>64 bit</text:p>
                <draw:g>
                  <svg:desc>Sheet1.C51:Sheet1.C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  <draw:g>
                  <svg:desc>Sheet1.A52:Sheet1.A60</svg:desc>
                </draw:g>
              </table:table-cell>
              <table:table-cell office:value-type="float" office:value="118">
                <text:p>118</text:p>
                <draw:g>
                  <svg:desc>Sheet1.B52:Sheet1.B60</svg:desc>
                </draw:g>
              </table:table-cell>
              <table:table-cell office:value-type="float" office:value="154">
                <text:p>154</text:p>
                <draw:g>
                  <svg:desc>Sheet1.C52:Sheet1.C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34">
                <text:p>13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">
                <text:p>31</text:p>
              </table:table-cell>
              <table:table-cell office:value-type="float" office:value="167">
                <text:p>167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3">
                <text:p>63</text:p>
              </table:table-cell>
              <table:table-cell office:value-type="float" office:value="231">
                <text:p>231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7">
                <text:p>127</text:p>
              </table:table-cell>
              <table:table-cell office:value-type="float" office:value="360">
                <text:p>36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5">
                <text:p>255</text:p>
              </table:table-cell>
              <table:table-cell office:value-type="float" office:value="618">
                <text:p>618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1">
                <text:p>511</text:p>
              </table:table-cell>
              <table:table-cell office:value-type="float" office:value="1134">
                <text:p>1134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3">
                <text:p>1023</text:p>
              </table:table-cell>
              <table:table-cell office:value-type="float" office:value="2166">
                <text:p>2166</text:p>
              </table:table-cell>
              <table:table-cell office:value-type="float" office:value="941">
                <text:p>94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778cm" svg:height="5.221cm" xlink:href=".." xlink:type="simple" chart:class="chart:scatter" chart:style-name="ch1">
        <chart:legend chart:legend-position="top" svg:x="2.908cm" svg:y="0.185cm" style:legend-expansion="wide" chart:style-name="ch2"/>
        <chart:plot-area chart:style-name="ch3" table:cell-range-address="Sheet1.A68:Sheet1.C77" chart:data-source-has-labels="row" svg:x="1.206cm" svg:y="0.887cm" svg:width="8.377cm" svg:height="3.249cm">
          <chartooo:coordinate-region svg:x="2.198cm" svg:y="1.086cm" svg:width="6.828cm" svg:height="2.403cm"/>
          <chart:axis chart:dimension="x" chart:name="primary-x" chart:style-name="ch4">
            <chart:title svg:x="4.45cm" svg:y="4.24cm" chart:style-name="ch5">
              <text:p>string length</text:p>
            </chart:title>
          </chart:axis>
          <chart:axis chart:dimension="y" chart:name="primary-y" chart:style-name="ch4">
            <chart:title svg:x="0.451cm" svg:y="3.428cm" chart:style-name="ch6">
              <text:p>clock cycles</text:p>
            </chart:title>
            <chart:grid chart:style-name="ch7" chart:class="major"/>
          </chart:axis>
          <chart:series chart:style-name="ch8" chart:values-cell-range-address="Sheet1.B69:Sheet1.B77" chart:label-cell-address="Sheet1.B68:Sheet1.B68" chart:class="chart:scatter">
            <chart:domain table:cell-range-address="Sheet1.A69:Sheet1.A77"/>
            <chart:data-point chart:repeated="8"/>
          </chart:series>
          <chart:series chart:style-name="ch9" chart:values-cell-range-address="Sheet1.C69:Sheet1.C77" chart:label-cell-address="Sheet1.C68:Sheet1.C68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32 bit</text:p>
                <draw:g>
                  <svg:desc>Sheet1.B68:Sheet1.B68</svg:desc>
                </draw:g>
              </table:table-cell>
              <table:table-cell office:value-type="string">
                <text:p>64 bit</text:p>
                <draw:g>
                  <svg:desc>Sheet1.C68:Sheet1.C6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A69:Sheet1.A77</svg:desc>
                </draw:g>
              </table:table-cell>
              <table:table-cell office:value-type="float" office:value="190">
                <text:p>190</text:p>
                <draw:g>
                  <svg:desc>Sheet1.B69:Sheet1.B77</svg:desc>
                </draw:g>
              </table:table-cell>
              <table:table-cell office:value-type="float" office:value="240">
                <text:p>240</text:p>
                <draw:g>
                  <svg:desc>Sheet1.C69:Sheet1.C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431">
                <text:p>431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751">
                <text:p>751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">
                <text:p>128</text:p>
              </table:table-cell>
              <table:table-cell office:value-type="float" office:value="1392">
                <text:p>139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6">
                <text:p>256</text:p>
              </table:table-cell>
              <table:table-cell office:value-type="float" office:value="2674">
                <text:p>2674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2">
                <text:p>512</text:p>
              </table:table-cell>
              <table:table-cell office:value-type="float" office:value="5238">
                <text:p>5238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4">
                <text:p>1024</text:p>
              </table:table-cell>
              <table:table-cell office:value-type="float" office:value="10366">
                <text:p>10366</text:p>
              </table:table-cell>
              <table:table-cell office:value-type="float" office:value="1808">
                <text:p>180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